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4f5f" officeooo:paragraph-rsid="00087d8f"/>
    </style:style>
    <style:style style:name="P2" style:family="paragraph" style:parent-style-name="Standard">
      <style:text-properties fo:language="en" fo:country="US" officeooo:rsid="00087d8f" officeooo:paragraph-rsid="00087d8f"/>
    </style:style>
    <style:style style:name="P3" style:family="paragraph" style:parent-style-name="Standard">
      <style:text-properties fo:language="en" fo:country="US" fo:font-weight="bold" officeooo:rsid="00087d8f" officeooo:paragraph-rsid="00087d8f" style:font-weight-asian="bold" style:font-weight-complex="bold"/>
    </style:style>
    <style:style style:name="P4" style:family="paragraph" style:parent-style-name="Standard">
      <style:text-properties fo:language="en" fo:country="US" officeooo:rsid="0008ce00" officeooo:paragraph-rsid="0008ce00"/>
    </style:style>
    <style:style style:name="P5" style:family="paragraph" style:parent-style-name="Standard">
      <style:text-properties fo:language="en" fo:country="US" officeooo:rsid="000a7b1e" officeooo:paragraph-rsid="000a7b1e"/>
    </style:style>
    <style:style style:name="T1" style:family="text">
      <style:text-properties officeooo:rsid="000a7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nke de Par Blog</text:p>
      <text:p text:style-name="P1">Implementation planing </text:p>
      <text:p text:style-name="P1">Tjitze de Boer</text:p>
      <text:p text:style-name="P1"/>
      <text:p text:style-name="P2">First a change to the login page, for testing purposes I’ve auto-filled the login requirements.</text:p>
      <text:p text:style-name="P2">I’ll remove those from the code and place them in a <text:span text:style-name="T1">separate</text:span> text file.</text:p>
      <text:p text:style-name="P2"/>
      <text:p text:style-name="P2">Hosting, I still have some hosting from school that I’ve previously used.</text:p>
      <text:p text:style-name="P2">I’ll have to remove the files that are still there and some old database tables.</text:p>
      <text:p text:style-name="P2"/>
      <text:p text:style-name="P4">Next I’ll upload all the project files and export/import the database.</text:p>
      <text:p text:style-name="P4">Then I’ll change the database connection variables in the database connection script.</text:p>
      <text:p text:style-name="P4"/>
      <text:p text:style-name="P5">Last is testing it and having it be tes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5T11:19:16.678000000</meta:creation-date>
    <meta:generator>LibreOffice/6.4.0.3$Windows_X86_64 LibreOffice_project/b0a288ab3d2d4774cb44b62f04d5d28733ac6df8</meta:generator>
    <dc:date>2022-02-15T10:51:02.020000000</dc:date>
    <meta:editing-duration>P20DT23H18M57S</meta:editing-duration>
    <meta:editing-cycles>3</meta:editing-cycles>
    <meta:document-statistic meta:table-count="0" meta:image-count="0" meta:object-count="0" meta:page-count="1" meta:paragraph-count="10" meta:word-count="97" meta:character-count="571" meta:non-whitespace-character-count="483"/>
  </office:meta>
</office:document-meta>
</file>